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draw:fill="solid" draw:fill-color="#b2b2b2" draw:opacity="100%" draw:textarea-horizontal-align="justify" draw:textarea-vertical-align="middle" draw:auto-grow-height="false" fo:min-height="5.783cm" fo:min-width="10.012cm" draw:shadow-offset-x="0.203cm" draw:shadow-offset-y="0.203cm" draw:shadow-opacity="100%"/>
    </style:style>
    <style:style style:name="gr2" style:family="graphic" style:parent-style-name="standard">
      <style:graphic-properties draw:stroke="dash" draw:stroke-dash="Double_20_Dash" svg:stroke-color="#000000" draw:fill="solid" draw:fill-color="#b2b2b2" draw:opacity="100%" draw:textarea-horizontal-align="justify" draw:textarea-vertical-align="middle" draw:auto-grow-height="false" fo:min-height="10.863cm" fo:min-width="10.217cm" draw:shadow-offset-x="0.203cm" draw:shadow-offset-y="0.203cm" draw:shadow-opacity="10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097cm" fo:min-width="3.991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61cm" fo:min-width="2.096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179cm" fo:min-width="3.991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02cm" fo:min-width="2.142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61cm" fo:min-width="4.543cm"/>
      <style:paragraph-properties style:writing-mode="lr-tb"/>
    </style:style>
    <style:style style:name="P1" style:family="paragraph">
      <loext:graphic-properties draw:fill="solid" draw:fill-color="#b2b2b2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12cm" svg:height="6.033cm" svg:x="14.2cm" svg:y="10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17cm" svg:height="11.113cm" svg:x="2.665cm" svg:y="4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6.61cm" svg:y="3.77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1cm" svg:height="1.905cm" svg:x="4.921cm" svg:y="6.297cm">
          <text:p text:style-name="P2">generate:t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28cm" svg:height="1.605cm" svg:x="5.892cm" svg:y="9.425cm">
          <text:p text:style-name="P2">mode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2" draw:layer="layout" svg:width="6.351cm" svg:height="2.021cm" svg:x="4.921cm" svg:y="12.317cm">
          <text:p text:style-name="P2">infer:d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85cm" svg:y1="5.045cm" svg:x2="7.85cm" svg:y2="6.315cm">
          <text:p/>
        </draw:line>
        <draw:line draw:style-name="gr7" draw:text-style-name="P3" draw:layer="layout" svg:x1="7.874cm" svg:y1="8.177cm" svg:x2="7.874cm" svg:y2="9.447cm">
          <text:p/>
        </draw:line>
        <draw:line draw:style-name="gr7" draw:text-style-name="P3" draw:layer="layout" svg:x1="7.85cm" svg:y1="11.045cm" svg:x2="7.85cm" svg:y2="12.315cm">
          <text:p/>
        </draw:line>
        <draw:custom-shape draw:style-name="gr3" draw:text-style-name="P2" draw:layer="layout" svg:width="2.54cm" svg:height="1.27cm" svg:x="1.11cm" svg:y="12.675cm">
          <text:p text:style-name="P2">data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674cm" svg:y1="13.277cm" svg:x2="4.91cm" svg:y2="13.302cm">
          <text:p/>
        </draw:line>
        <draw:line draw:style-name="gr7" draw:text-style-name="P3" draw:layer="layout" svg:x1="11.274cm" svg:y1="13.284cm" svg:x2="12.51cm" svg:y2="13.309cm">
          <text:p/>
        </draw:line>
        <draw:custom-shape draw:style-name="gr8" draw:text-style-name="P2" draw:layer="layout" svg:width="2.642cm" svg:height="1.27cm" svg:x="12.51cm" svg:y="12.775cm">
          <text:p text:style-name="P2">symbol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174cm" svg:y1="13.291cm" svg:x2="16.41cm" svg:y2="13.316cm">
          <text:p/>
        </draw:line>
        <draw:custom-shape draw:style-name="gr6" draw:text-style-name="P2" draw:layer="layout" svg:width="6.351cm" svg:height="2.021cm" svg:x="16.421cm" svg:y="12.317cm">
          <text:p text:style-name="P2">infer:d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28cm" svg:height="1.605cm" svg:x="5.893cm" svg:y="9.425cm">
          <text:p text:style-name="P2">mode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8.019cm" svg:height="1.605cm" svg:x="15.493cm" svg:y="9.425cm">
          <text:p text:style-name="P2">model:semant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3" draw:layer="layout" svg:x1="19.45cm" svg:y1="11.045cm" svg:x2="19.45cm" svg:y2="12.315cm">
          <text:p/>
        </draw:line>
        <draw:line draw:style-name="gr7" draw:text-style-name="P3" draw:layer="layout" svg:x1="22.774cm" svg:y1="13.298cm" svg:x2="24.01cm" svg:y2="13.323cm">
          <text:p/>
        </draw:line>
        <draw:custom-shape draw:style-name="gr3" draw:text-style-name="P2" draw:layer="layout" svg:width="2.54cm" svg:height="1.27cm" svg:x="18.31cm" svg:y="15.575cm">
          <text:p text:style-name="P2">data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497cm" svg:y1="15.587cm" svg:x2="19.497cm" svg:y2="14.317cm">
          <text:p/>
        </draw:line>
        <draw:custom-shape draw:style-name="gr8" draw:text-style-name="P2" draw:layer="layout" svg:width="2.642cm" svg:height="1.27cm" svg:x="24.01cm" svg:y="12.775cm">
          <text:p text:style-name="P2">symb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6T08:50:55.905076040</dc:date>
    <meta:editing-duration>PT12M7S</meta:editing-duration>
    <meta:editing-cycles>3</meta:editing-cycles>
    <meta:generator>LibreOffice/7.3.7.2$Linux_X86_64 LibreOffice_project/30$Build-2</meta:generator>
    <meta:document-statistic meta:object-count="22"/>
  </office:meta>
</office:document-meta>
</file>